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9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JESUS MINISTERS TO INDIVIDUALS (9:1-8, 18-38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JESUS MINISTERS TO INDIVIDUALS (9:1-8, 18-38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A paralytic (9:1-8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A paralytic (9:1-8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helpful companions (9:1-2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helpful companions (9:1-2)<text:s text:c="1"/></text:span><text:span text:style-name="a514" text:class-names=""/></text:p>
          </draw:text-box>
          <svg:title/>
          <svg:desc/>
        </draw:frame>
        <draw:frame draw:id="id97" presentation:style-name="a529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 place (9:1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paralytic (9:2a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ardon (9:2b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5" draw:style-name="a530" draw:master-page-name="Master1-Layout12-tx-Title-and-Text" presentation:presentation-page-layout-name="Master1-PPL12" draw:id="Slide-260">
        <draw:frame draw:id="id98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A paralytic (9:1-8)<text:s text:c="1"/></text:span><text:span text:style-name="a532" text:class-names=""/></text:p>
          </draw:text-box>
          <svg:title/>
          <svg:desc/>
        </draw:frame>
        <draw:frame draw:id="id99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helpful companions (9:1-2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hostile critics (9:3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6" draw:style-name="a545" draw:master-page-name="Master1-Layout12-tx-Title-and-Text" presentation:presentation-page-layout-name="Master1-PPL12" draw:id="Slide-261">
        <draw:frame draw:id="id100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hostile critics (9:3-7)<text:s text:c="1"/></text:span><text:span text:style-name="a547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he disdain of the Pharisees (9:3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defense of the Savior (9:4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liverance of the paralytic (9:7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A paralytic (9:1-8)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helpful companions (9:1-2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hostile critics (9:3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happy crowd (9:8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JESUS MINISTERS TO INDIVIDUALS (9:1-8, 18-38)<text:s text:c="1"/></text:span><text:span text:style-name="a583" text:class-names=""/></text:p>
          </draw:text-box>
          <svg:title/>
          <svg:desc/>
        </draw:frame>
        <draw:frame draw:id="id105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 paralytic (9:1-8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A dead girl (9:18-19, 23-26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9" draw:style-name="a596" draw:master-page-name="Master1-Layout12-tx-Title-and-Text" presentation:presentation-page-layout-name="Master1-PPL12" draw:id="Slide-264">
        <draw:frame draw:id="id106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A dead girl (9:18-19, 23-26)<text:s text:c="1"/></text:span><text:span text:style-name="a598" text:class-names=""/></text:p>
          </draw:text-box>
          <svg:title/>
          <svg:desc/>
        </draw:frame>
        <draw:frame draw:id="id107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request to Jesus (9: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ridicule of Jesus (9:23-24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0" draw:style-name="a611" draw:master-page-name="Master1-Layout12-tx-Title-and-Text" presentation:presentation-page-layout-name="Master1-PPL12" draw:id="Slide-265">
        <draw:frame draw:id="id108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The ridicule of Jesus (9:23-24)<text:s text:c="1"/></text:span><text:span text:style-name="a613" text:class-names=""/></text:p>
          </draw:text-box>
          <svg:title/>
          <svg:desc/>
        </draw:frame>
        <draw:frame draw:id="id109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confusion (9:23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command (9:24a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contempt (9:24b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1" draw:style-name="a629" draw:master-page-name="Master1-Layout12-tx-Title-and-Text" presentation:presentation-page-layout-name="Master1-PPL12" draw:id="Slide-266">
        <draw:frame draw:id="id110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A dead girl (9:18-19, 23-26)<text:s text:c="1"/></text:span><text:span text:style-name="a631" text:class-names=""/></text:p>
          </draw:text-box>
          <svg:title/>
          <svg:desc/>
        </draw:frame>
        <draw:frame draw:id="id111" presentation:style-name="a649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request to Jesus (9:18-19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ridicule of Jesus (9:23-2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restoration by Jesus (9:25-26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A sick woman (9:20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2" draw:style-name="a650" draw:master-page-name="Master1-Layout12-tx-Title-and-Text" presentation:presentation-page-layout-name="Master1-PPL12" draw:id="Slide-267">
        <draw:frame draw:id="id112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A sick woman (9:20-22)<text:s text:c="1"/></text:span><text:span text:style-name="a652" text:class-names=""/></text:p>
          </draw:text-box>
          <svg:title/>
          <svg:desc/>
        </draw:frame>
        <draw:frame draw:id="id113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Her disease (9:20a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Her determination (9:20b-21):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Her deliverance (9:2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3" draw:style-name="a668" draw:master-page-name="Master1-Layout12-tx-Title-and-Text" presentation:presentation-page-layout-name="Master1-PPL12" draw:id="Slide-268">
        <draw:frame draw:id="id114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A dead girl (9:18-19, 23-26)<text:s text:c="1"/></text:span><text:span text:style-name="a670" text:class-names=""/></text:p>
          </draw:text-box>
          <svg:title/>
          <svg:desc/>
        </draw:frame>
        <draw:frame draw:id="id115" presentation:style-name="a691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The request to Jesus (9:18-19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ridicule of Jesus (9:23-24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restoration by Jesus (9:25-26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A sick woman (9:20-22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wo blind men (9:27-3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4" draw:style-name="a692" draw:master-page-name="Master1-Layout12-tx-Title-and-Text" presentation:presentation-page-layout-name="Master1-PPL12" draw:id="Slide-269">
        <draw:frame draw:id="id116" presentation:style-name="a696" draw:name="Title 1" svg:x="1.38in" svg:y="0.4in" svg:width="10.6in" svg:height="1.44965in" presentation:class="title" presentation:placeholder="false">
          <draw:text-box>
            <text:p text:style-name="a695" text:class-names="" text:cond-style-name=""><text:span text:style-name="a693" text:class-names=""><text:s text:c="1"/>Two blind men (9:27-31)<text:s text:c="1"/></text:span><text:span text:style-name="a694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<text:s text:c="1"/>The request (9:2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The response (9:28-31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-title-Title-Slide" presentation:presentation-page-layout-name="Master1-PPL1" draw:id="Slide-270">
        <draw:frame draw:id="id118" presentation:style-name="a711" draw:name="Title 1" svg:x="1.38in" svg:y="0.83in" svg:width="10.3in" svg:height="4.42in" presentation:class="title" presentation:placeholder="false">
          <draw:text-box>
            <text:p text:style-name="a710" text:class-names="" text:cond-style-name=""><text:span text:style-name="a708" text:class-names=""><text:s text:c="1"/>The response (9:28-31)<text:s text:c="1"/></text:span><text:span text:style-name="a709" text:class-names=""/></text:p>
          </draw:text-box>
          <svg:title/>
          <svg:desc/>
        </draw:frame>
        <draw:frame draw:id="id119" presentation:style-name="a716" draw:name="Subtitle 2" svg:x="1.38in" svg:y="5.25in" svg:width="10.3in" svg:height="1.85in" presentation:class="subtitle" presentation:placeholder="false">
          <draw:text-box>
            <text:p text:style-name="a713" text:class-names="" text:cond-style-name=""><text:span text:style-name="a712" text:class-names=""><text:s text:c="1"/>The test (9:28)<text:s text:c="1"/></text:span></text:p>
            <text:p text:style-name="a715" text:class-names="" text:cond-style-name=""><text:span text:style-name="a714" text:class-names=""/></text:p>
          </draw:text-box>
          <svg:title/>
          <svg:desc/>
        </draw:frame>
      </draw:page>
      <draw:page draw:name="Slide16" draw:style-name="a717" draw:master-page-name="Master1-Layout12-tx-Title-and-Text" presentation:presentation-page-layout-name="Master1-PPL12" draw:id="Slide-271">
        <draw:frame draw:id="id120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test (9:28)<text:s text:c="1"/></text:span><text:span text:style-name="a719" text:class-names=""/></text:p>
          </draw:text-box>
          <svg:title/>
          <svg:desc/>
        </draw:frame>
        <draw:frame draw:id="id121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"Do you believe?" he says (9:28a).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"Yes, we believe!" they say (9:28b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7" draw:style-name="a732" draw:master-page-name="Master1-Layout12-tx-Title-and-Text" presentation:presentation-page-layout-name="Master1-PPL12" draw:id="Slide-272">
        <draw:frame draw:id="id122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response (9:28-31)<text:s text:c="1"/></text:span><text:span text:style-name="a734" text:class-names=""/></text:p>
          </draw:text-box>
          <svg:title/>
          <svg:desc/>
        </draw:frame>
        <draw:frame draw:id="id123" presentation:style-name="a752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test (9:2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touch (9:29-30a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The task (9:30b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The telling (9:31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8" draw:style-name="a753" draw:master-page-name="Master1-Layout12-tx-Title-and-Text" presentation:presentation-page-layout-name="Master1-PPL12" draw:id="Slide-273">
        <draw:frame draw:id="id124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Two blind men (9:27-31)<text:s text:c="1"/></text:span><text:span text:style-name="a755" text:class-names=""/></text:p>
          </draw:text-box>
          <svg:title/>
          <svg:desc/>
        </draw:frame>
        <draw:frame draw:id="id125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request (9:27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response (9:28-3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9" draw:style-name="a768" draw:master-page-name="Master1-Layout12-tx-Title-and-Text" presentation:presentation-page-layout-name="Master1-PPL12" draw:id="Slide-274">
        <draw:frame draw:id="id126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A dead girl (9:18-19, 23-26)<text:s text:c="1"/></text:span><text:span text:style-name="a770" text:class-names=""/></text:p>
          </draw:text-box>
          <svg:title/>
          <svg:desc/>
        </draw:frame>
        <draw:frame draw:id="id127" presentation:style-name="a794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The request to Jesus (9:18-19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The ridicule of Jesus (9:23-24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The restoration by Jesus (9:25-26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A sick woman (9:20-22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Two blind men (9:27-31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A demon-possessed mute (9:32-3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0" draw:style-name="a795" draw:master-page-name="Master1-Layout12-tx-Title-and-Text" presentation:presentation-page-layout-name="Master1-PPL12" draw:id="Slide-275">
        <draw:frame draw:id="id128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A demon-possessed mute (9:32-34)<text:s text:c="1"/></text:span><text:span text:style-name="a797" text:class-names=""/></text:p>
          </draw:text-box>
          <svg:title/>
          <svg:desc/>
        </draw:frame>
        <draw:frame draw:id="id129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The helpless one (9:32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e Holy One (9:33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1" draw:style-name="a810" draw:master-page-name="Master1-Layout12-tx-Title-and-Text" presentation:presentation-page-layout-name="Master1-PPL12" draw:id="Slide-276">
        <draw:frame draw:id="id130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Holy One (9:33)<text:s text:c="1"/></text:span><text:span text:style-name="a812" text:class-names=""/></text:p>
          </draw:text-box>
          <svg:title/>
          <svg:desc/>
        </draw:frame>
        <draw:frame draw:id="id131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 miracle (9:33a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marvel (9:33b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2" draw:style-name="a825" draw:master-page-name="Master1-Layout12-tx-Title-and-Text" presentation:presentation-page-layout-name="Master1-PPL12" draw:id="Slide-277">
        <draw:frame draw:id="id132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<text:s text:c="1"/>A demon-possessed mute (9:32-34)<text:s text:c="1"/></text:span><text:span text:style-name="a827" text:class-names=""/></text:p>
          </draw:text-box>
          <svg:title/>
          <svg:desc/>
        </draw:frame>
        <draw:frame draw:id="id133" presentation:style-name="a842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helpless one (9:32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Holy One (9:33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hostile ones (9:34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3-twoColTx-Title-and-2-Column-Text" presentation:presentation-page-layout-name="Master1-PPL13" draw:id="Slide-278">
        <draw:frame draw:id="id134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A dead girl (9:18-19, 23-26)<text:s text:c="1"/></text:span><text:span text:style-name="a845" text:class-names=""/></text:p>
          </draw:text-box>
          <svg:title/>
          <svg:desc/>
        </draw:frame>
        <draw:frame draw:id="id135" presentation:style-name="a860" draw:name="Text Placeholder 2" svg:x="1.38021in" svg:y="2in" svg:width="4.61632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request to Jesus (9:18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ridicule of Jesus (9:23-24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restoration by Jesus (9:25-26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  <draw:frame draw:id="id136" presentation:style-name="a876" draw:name="Text Placeholder 3" svg:x="6.16319in" svg:y="2in" svg:width="4.61632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A sick woman (9:20-2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wo blind men (9:27-31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A demon-possessed mute (9:32-34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Many sick people throughout Galilee (9:35-38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4" draw:style-name="a877" draw:master-page-name="Master1-Layout12-tx-Title-and-Text" presentation:presentation-page-layout-name="Master1-PPL12" draw:id="Slide-279">
        <draw:frame draw:id="id137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Many sick people throughout Galilee (9:35-38)<text:s text:c="1"/></text:span><text:span text:style-name="a879" text:class-names=""/></text:p>
          </draw:text-box>
          <svg:title/>
          <svg:desc/>
        </draw:frame>
        <draw:frame draw:id="id138" presentation:style-name="a891" draw:name="Text Placeholder 2" svg:x="1.38in" svg:y="2in" svg:width="9.4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The Savior's compassion (9:35-36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The Savior's command (9:37-38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</draw:text-box>
          <svg:title/>
          <svg:desc/>
        </draw:frame>
      </draw:page>
      <draw:page draw:name="Slide25" draw:style-name="a892" draw:master-page-name="Master1-Layout12-tx-Title-and-Text" presentation:presentation-page-layout-name="Master1-PPL12" draw:id="Slide-280">
        <draw:frame draw:id="id139" presentation:style-name="a896" draw:name="Title 1" svg:x="1.38in" svg:y="0.4in" svg:width="10.6in" svg:height="1.44965in" presentation:class="title" presentation:placeholder="false">
          <draw:text-box>
            <text:p text:style-name="a895" text:class-names="" text:cond-style-name=""><text:span text:style-name="a893" text:class-names=""><text:s text:c="1"/>The Savior's command (9:37-38)<text:s text:c="1"/></text:span><text:span text:style-name="a894" text:class-names=""/></text:p>
          </draw:text-box>
          <svg:title/>
          <svg:desc/>
        </draw:frame>
        <draw:frame draw:id="id140" presentation:style-name="a906" draw:name="Text Placeholder 2" svg:x="1.38in" svg:y="2in" svg:width="9.4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<text:s text:c="1"/>The situation (9:3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<text:s text:c="1"/>The solution (9:38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</draw:page>
      <draw:page draw:name="Slide26" draw:style-name="a907" draw:master-page-name="Master1-Layout12-tx-Title-and-Text" presentation:presentation-page-layout-name="Master1-PPL12" draw:id="Slide-281">
        <draw:frame draw:id="id141" presentation:style-name="a911" draw:name="Title 1" svg:x="1.38in" svg:y="0.4in" svg:width="10.6in" svg:height="1.44965in" presentation:class="title" presentation:placeholder="false">
          <draw:text-box>
            <text:p text:style-name="a910" text:class-names="" text:cond-style-name=""><text:span text:style-name="a908" text:class-names=""><text:s text:c="1"/>Many sick people throughout Galilee (9:35-38)<text:s text:c="1"/></text:span><text:span text:style-name="a909" text:class-names=""/></text:p>
          </draw:text-box>
          <svg:title/>
          <svg:desc/>
        </draw:frame>
        <draw:frame draw:id="id142" presentation:style-name="a921" draw:name="Text Placeholder 2" svg:x="1.38in" svg:y="2in" svg:width="9.4in" svg:height="4.75868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<text:s text:c="1"/>The Savior's compassion (9:35-36)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<text:s text:c="1"/>The Savior's command (9:37-38)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</draw:text-box>
          <svg:title/>
          <svg:desc/>
        </draw:frame>
      </draw:page>
      <draw:page draw:name="Slide27" draw:style-name="a922" draw:master-page-name="Master1-Layout13-twoColTx-Title-and-2-Column-Text" presentation:presentation-page-layout-name="Master1-PPL13" draw:id="Slide-282">
        <draw:frame draw:id="id143" presentation:style-name="a926" draw:name="Title 1" svg:x="1.38in" svg:y="0.4in" svg:width="10.6in" svg:height="1.44965in" presentation:class="title" presentation:placeholder="false">
          <draw:text-box>
            <text:p text:style-name="a925" text:class-names="" text:cond-style-name=""><text:span text:style-name="a923" text:class-names=""><text:s text:c="1"/>A dead girl (9:18-19, 23-26)<text:s text:c="1"/></text:span><text:span text:style-name="a924" text:class-names=""/></text:p>
          </draw:text-box>
          <svg:title/>
          <svg:desc/>
        </draw:frame>
        <draw:frame draw:id="id144" presentation:style-name="a939" draw:name="Text Placeholder 2" svg:x="1.38021in" svg:y="2in" svg:width="4.61632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<text:s text:c="1"/>The request to Jesus (9:18-19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The ridicule of Jesus (9:23-24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The restoration by Jesus (9:25-2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5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A sick woman (9:20-22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wo blind men (9:27-31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<text:s text:c="1"/>A demon-possessed mute (9:32-34)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<text:s text:c="1"/>Many sick people throughout Galilee (9:35-38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draw:page draw:name="Slide28" draw:style-name="a956" draw:master-page-name="Master1-Layout12-tx-Title-and-Text" presentation:presentation-page-layout-name="Master1-PPL12" draw:id="Slide-283">
        <draw:frame draw:id="id146" presentation:style-name="a960" draw:name="Title 1" svg:x="1.38in" svg:y="0.4in" svg:width="10.6in" svg:height="1.44965in" presentation:class="title" presentation:placeholder="false">
          <draw:text-box>
            <text:p text:style-name="a959" text:class-names="" text:cond-style-name=""><text:span text:style-name="a957" text:class-names="">JESUS MINISTERS TO INDIVIDUALS (9:1-8, 18-38)<text:s text:c="1"/></text:span><text:span text:style-name="a958" text:class-names=""/></text:p>
          </draw:text-box>
          <svg:title/>
          <svg:desc/>
        </draw:frame>
        <draw:frame draw:id="id147" presentation:style-name="a970" draw:name="Text Placeholder 2" svg:x="1.38in" svg:y="2in" svg:width="9.4in" svg:height="4.75868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<text:s text:c="1"/>A paralytic (9:1-8)<text:s text:c="1"/>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<text:s text:c="1"/>A dead girl (9:18-19, 23-26)<text:s text:c="1"/>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</draw:text-box>
          <svg:title/>
          <svg:desc/>
        </draw:frame>
      </draw:page>
      <draw:page draw:name="Slide29" draw:style-name="a971" draw:master-page-name="Master1-Layout12-tx-Title-and-Text" presentation:presentation-page-layout-name="Master1-PPL12" draw:id="Slide-284">
        <draw:frame draw:id="id148" presentation:style-name="a975" draw:name="Title 1" svg:x="1.38in" svg:y="0.4in" svg:width="10.6in" svg:height="1.44965in" presentation:class="title" presentation:placeholder="false">
          <draw:text-box>
            <text:p text:style-name="a974" text:class-names="" text:cond-style-name=""><text:span text:style-name="a972" text:class-names="">MATTHEW 9</text:span><text:span text:style-name="a973" text:class-names=""/></text:p>
          </draw:text-box>
          <svg:title/>
          <svg:desc/>
        </draw:frame>
        <draw:frame draw:id="id149" presentation:style-name="a985" draw:name="Text Placeholder 2" svg:x="1.38in" svg:y="2in" svg:width="9.4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JESUS MINISTERS TO INDIVIDUALS (9:1-8, 18-38)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JESUS MEETS WITH INDIVIDUALS (9:9-17)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</draw:text-box>
          <svg:title/>
          <svg:desc/>
        </draw:frame>
      </draw:page>
      <draw:page draw:name="Slide30" draw:style-name="a986" draw:master-page-name="Master1-Layout1-title-Title-Slide" presentation:presentation-page-layout-name="Master1-PPL1" draw:id="Slide-285">
        <draw:frame draw:id="id150" presentation:style-name="a990" draw:name="Title 1" svg:x="1.38in" svg:y="0.83in" svg:width="10.3in" svg:height="4.42in" presentation:class="title" presentation:placeholder="false">
          <draw:text-box>
            <text:p text:style-name="a989" text:class-names="" text:cond-style-name=""><text:span text:style-name="a987" text:class-names="">JESUS MEETS WITH INDIVIDUALS (9:9-17)<text:s text:c="1"/></text:span><text:span text:style-name="a988" text:class-names=""/></text:p>
          </draw:text-box>
          <svg:title/>
          <svg:desc/>
        </draw:frame>
        <draw:frame draw:id="id151" presentation:style-name="a995" draw:name="Subtitle 2" svg:x="1.38in" svg:y="5.25in" svg:width="10.3in" svg:height="1.85in" presentation:class="subtitle" presentation:placeholder="false">
          <draw:text-box>
            <text:p text:style-name="a992" text:class-names="" text:cond-style-name=""><text:span text:style-name="a991" text:class-names=""><text:s text:c="1"/>A tax collector (9:9-13)<text:s text:c="1"/></text:span></text:p>
            <text:p text:style-name="a994" text:class-names="" text:cond-style-name=""><text:span text:style-name="a993" text:class-names=""/></text:p>
          </draw:text-box>
          <svg:title/>
          <svg:desc/>
        </draw:frame>
      </draw:page>
      <draw:page draw:name="Slide31" draw:style-name="a996" draw:master-page-name="Master1-Layout12-tx-Title-and-Text" presentation:presentation-page-layout-name="Master1-PPL12" draw:id="Slide-286">
        <draw:frame draw:id="id152" presentation:style-name="a1000" draw:name="Title 1" svg:x="1.38in" svg:y="0.4in" svg:width="10.6in" svg:height="1.44965in" presentation:class="title" presentation:placeholder="false">
          <draw:text-box>
            <text:p text:style-name="a999" text:class-names="" text:cond-style-name=""><text:span text:style-name="a997" text:class-names=""><text:s text:c="1"/>A tax collector (9:9-13)<text:s text:c="1"/></text:span><text:span text:style-name="a998" text:class-names=""/></text:p>
          </draw:text-box>
          <svg:title/>
          <svg:desc/>
        </draw:frame>
        <draw:frame draw:id="id153" presentation:style-name="a1016" draw:name="Text Placeholder 2" svg:x="1.38in" svg:y="2in" svg:width="9.4in" svg:height="4.75868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<text:s text:c="1"/>The call (9:9):<text:s text:c="1"/>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<text:s text:c="1"/>The celebration (9:10):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The criticism (9:11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The chastening (9:12-13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32" draw:style-name="a1017" draw:master-page-name="Master1-Layout12-tx-Title-and-Text" presentation:presentation-page-layout-name="Master1-PPL12" draw:id="Slide-287">
        <draw:frame draw:id="id154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JESUS MEETS WITH INDIVIDUALS (9:9-17)<text:s text:c="1"/></text:span><text:span text:style-name="a1019" text:class-names=""/></text:p>
          </draw:text-box>
          <svg:title/>
          <svg:desc/>
        </draw:frame>
        <draw:frame draw:id="id155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A tax collector (9:9-13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Some disciples of John the Baptist (9:14-17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33" draw:style-name="a1032" draw:master-page-name="Master1-Layout12-tx-Title-and-Text" presentation:presentation-page-layout-name="Master1-PPL12" draw:id="Slide-288">
        <draw:frame draw:id="id156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Some disciples of John the Baptist (9:14-17)<text:s text:c="1"/></text:span><text:span text:style-name="a1034" text:class-names=""/></text:p>
          </draw:text-box>
          <svg:title/>
          <svg:desc/>
        </draw:frame>
        <draw:frame draw:id="id157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ir inquiry (9:14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His illustrations (9:15-17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34" draw:style-name="a1047" draw:master-page-name="Master1-Layout12-tx-Title-and-Text" presentation:presentation-page-layout-name="Master1-PPL12" draw:id="Slide-289">
        <draw:frame draw:id="id158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<text:s text:c="1"/>His illustrations (9:15-17)<text:s text:c="1"/></text:span><text:span text:style-name="a1049" text:class-names=""/></text:p>
          </draw:text-box>
          <svg:title/>
          <svg:desc/>
        </draw:frame>
        <draw:frame draw:id="id159" presentation:style-name="a1064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The bridegroom (9:15):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The old garment (9:16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old wineskin (9:17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5" draw:style-name="a1065" draw:master-page-name="Master1-Layout12-tx-Title-and-Text" presentation:presentation-page-layout-name="Master1-PPL12" draw:id="Slide-290">
        <draw:frame draw:id="id160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Some disciples of John the Baptist (9:14-17)<text:s text:c="1"/></text:span><text:span text:style-name="a1067" text:class-names=""/></text:p>
          </draw:text-box>
          <svg:title/>
          <svg:desc/>
        </draw:frame>
        <draw:frame draw:id="id161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ir inquiry (9:1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His illustrations (9:15-17)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6" draw:style-name="a1080" draw:master-page-name="Master1-Layout12-tx-Title-and-Text" presentation:presentation-page-layout-name="Master1-PPL12" draw:id="Slide-291">
        <draw:frame draw:id="id162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JESUS MEETS WITH INDIVIDUALS (9:9-17)<text:s text:c="1"/></text:span><text:span text:style-name="a1082" text:class-names=""/></text:p>
          </draw:text-box>
          <svg:title/>
          <svg:desc/>
        </draw:frame>
        <draw:frame draw:id="id163" presentation:style-name="a1094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A tax collector (9:9-13)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Some disciples of John the Baptist (9:14-17)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</draw:text-box>
          <svg:title/>
          <svg:desc/>
        </draw:frame>
      </draw:page>
      <draw:page draw:name="Slide37" draw:style-name="a1095" draw:master-page-name="Master1-Layout12-tx-Title-and-Text" presentation:presentation-page-layout-name="Master1-PPL12" draw:id="Slide-292">
        <draw:frame draw:id="id164" presentation:style-name="a1099" draw:name="Title 1" svg:x="1.38in" svg:y="0.4in" svg:width="10.6in" svg:height="1.44965in" presentation:class="title" presentation:placeholder="false">
          <draw:text-box>
            <text:p text:style-name="a1098" text:class-names="" text:cond-style-name=""><text:span text:style-name="a1096" text:class-names="">MATTHEW 9</text:span><text:span text:style-name="a1097" text:class-names=""/></text:p>
          </draw:text-box>
          <svg:title/>
          <svg:desc/>
        </draw:frame>
        <draw:frame draw:id="id165" presentation:style-name="a1109" draw:name="Text Placeholder 2" svg:x="1.38in" svg:y="2in" svg:width="9.4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JESUS MINISTERS TO INDIVIDUALS (9:1-8, 18-38)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JESUS MEETS WITH INDIVIDUALS (9:9-17)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9</dc:title>
    <meta:initial-creator>David STRICKLAND</meta:initial-creator>
    <dc:creator>David STRICKLAND</dc:creator>
    <meta:creation-date>2020-02-22T19:30:42Z</meta:creation-date>
    <dc:date>2020-02-22T19:30:42Z</dc:date>
    <meta:template xlink:href="BibleStudy" xlink:type="simple"/>
    <meta:editing-cycles>1</meta:editing-cycles>
    <meta:editing-duration>PT0S</meta:editing-duration>
    <meta:document-statistic meta:paragraph-count="136" meta:word-count="977"/>
  </office:meta>
</office:document-meta>
</file>